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style:font-name-asian="ＭＳ 明朝" style:font-size-complex="12pt"/>
    </style:style>
    <style:style style:name="P2" style:family="paragraph" style:parent-style-name="Standard">
      <style:text-properties officeooo:paragraph-rsid="000a6914"/>
    </style:style>
    <style:style style:name="P3" style:family="paragraph" style:parent-style-name="Standard">
      <style:text-properties officeooo:paragraph-rsid="000ccaec"/>
    </style:style>
    <style:style style:name="P4" style:family="paragraph" style:parent-style-name="Standard">
      <style:text-properties officeooo:paragraph-rsid="0011d126"/>
    </style:style>
    <style:style style:name="P5" style:family="paragraph" style:parent-style-name="Standard">
      <style:text-properties officeooo:paragraph-rsid="0016456c"/>
    </style:style>
    <style:style style:name="P6" style:family="paragraph" style:parent-style-name="Standard">
      <style:text-properties officeooo:paragraph-rsid="00181aa1"/>
    </style:style>
    <style:style style:name="P7" style:family="paragraph" style:parent-style-name="Standard">
      <style:text-properties officeooo:rsid="0015dcf8" officeooo:paragraph-rsid="0015dcf8"/>
    </style:style>
    <style:style style:name="P8" style:family="paragraph" style:parent-style-name="Standard">
      <style:text-properties officeooo:rsid="001cdd62" officeooo:paragraph-rsid="0015dcf8"/>
    </style:style>
    <style:style style:name="P9" style:family="paragraph" style:parent-style-name="Standard">
      <style:paragraph-properties fo:margin-left="0.37cm" fo:margin-right="0cm" fo:text-indent="0cm" style:auto-text-indent="false"/>
    </style:style>
    <style:style style:name="P10" style:family="paragraph" style:parent-style-name="Standard">
      <style:paragraph-properties fo:margin-left="0.37cm" fo:margin-right="0cm" fo:text-indent="0cm" style:auto-text-indent="false"/>
      <style:text-properties fo:color="#000000" loext:opacity="100%"/>
    </style:style>
    <style:style style:name="P11" style:family="paragraph" style:parent-style-name="Standard">
      <style:paragraph-properties fo:margin-left="0.37cm" fo:margin-right="0cm" fo:text-indent="0cm" style:auto-text-indent="false"/>
      <style:text-properties fo:color="#5983b0" loext:opacity="100%"/>
    </style:style>
    <style:style style:name="P12" style:family="paragraph" style:parent-style-name="Standard">
      <style:paragraph-properties fo:margin-left="0cm" fo:margin-right="0cm" fo:text-indent="0.37cm" style:auto-text-indent="false"/>
    </style:style>
    <style:style style:name="P13" style:family="paragraph" style:parent-style-name="Standard">
      <style:paragraph-properties fo:margin-left="0cm" fo:margin-right="0cm" fo:text-indent="0.37cm" style:auto-text-indent="false"/>
      <style:text-properties style:text-line-through-style="solid" style:text-line-through-type="single"/>
    </style:style>
    <style:style style:name="P14" style:family="paragraph" style:parent-style-name="Standard">
      <style:paragraph-properties fo:margin-left="0cm" fo:margin-right="0cm" fo:text-indent="0.37cm" style:auto-text-indent="false"/>
      <style:text-properties fo:color="#c9211e" loext:opacity="100%"/>
    </style:style>
    <style:style style:name="P15" style:family="paragraph" style:parent-style-name="Standard">
      <style:paragraph-properties fo:margin-left="0cm" fo:margin-right="0cm" fo:text-indent="0cm" style:auto-text-indent="false"/>
      <style:text-properties fo:color="#c9211e" loext:opacity="100%"/>
    </style:style>
    <style:style style:name="P16" style:family="paragraph" style:parent-style-name="Standard">
      <style:paragraph-properties fo:margin-left="0cm" fo:margin-right="0cm" fo:text-indent="0cm" style:auto-text-indent="false"/>
      <style:text-properties fo:color="#000000" loext:opacity="100%"/>
    </style:style>
    <style:style style:name="P17" style:family="paragraph" style:parent-style-name="Standard">
      <style:text-properties officeooo:rsid="0015dcf8" officeooo:paragraph-rsid="0015dcf8"/>
    </style:style>
    <style:style style:name="T1" style:family="text">
      <style:text-properties officeooo:rsid="000a69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10">書籍が電子化していくにつれ、本を読むタッチの軽さから今まで書籍に興味がなかった人が書籍に興味を持つ傾向にある。(参考文献1)</text:p>
      <text:p text:style-name="P9">また、動画配信サービスのサブスクリプションの増加により、人々が物語に触れる機会が増加している。(AmazonPrime、Netflix)</text:p>
      <text:p text:style-name="P9">しかし、様々な書籍や物語が提供され続ける中で、登場人物とその関係性を理解することが壁になり、物語の先を見ることを断念してしまう人が多いように思う。</text:p>
      <text:p text:style-name="P11">また、物語のある作品に関するアンケートを実施した結果、約8割が「キャラ名と登場人物の関係を忘れることがある」と答えた。</text:p>
      <text:p text:style-name="P12">そこで、登場人物の関係性や詳細な情報を記録することが出来る本アプリケーションを提案する。</text:p>
      <text:p text:style-name="P9">このアプリを使えば、書籍の関係性の保持だけでなく、時系列やグループ分けを行って読者のわかりやすいように登場人物の情報を管理することができる。</text:p>
      <text:p text:style-name="P9">さらに、Webでの投稿・閲覧機能を利用して、他の人が作成した登場人物の関係性を見ることもできる。これによって本を普段読まない人でも書籍の内容を理解する足掛かりになると考える。</text:p>
      <text:p text:style-name="P12">また、映画やアニメーション、ドラマ作品などの理解にも繋がり、物語を一層楽しむことができる。</text:p>
      <text:p text:style-name="P9">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12">誰が使う？　→　物語を楽しむにあたって、関係性や登場人物を把握することが難しい人が使う</text:p>
      <text:p text:style-name="P12">何のために作った？　→　キャラクターの関係性を理解し、もっと物語を楽しむため</text:p>
      <text:p text:style-name="P13">何故PC？　→　最近は動画配信サービスが多く、PCで物語を楽しむ人が多いと思うから</text:p>
      <text:p text:style-name="P14">Webサービスも提供するためスマホ閲覧可能（今後の展開などでスマホアプリも考える余地あり）</text:p>
      <text:p text:style-name="P15"/>
      <text:p text:style-name="P16">〇今後の計画案(ざっくり)</text:p>
      <text:p text:style-name="P16">　～9/30 製造</text:p>
      <text:p text:style-name="P16">10/1～11/15 試験</text:p>
      <text:p text:style-name="P16">11/16～12/31 デプロイ</text:p>
      <text:p text:style-name="P16">1/1～ 卒業研究発表資料作成</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12">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P5">はじめに、私が相関図制作システムを制作するに至った経緯や意図を述べます。</text:p>
      <text:p text:style-name="P5">書籍の電子化や動画配信サービスの普及、また、コロナウイルスによる巣ごもり需要の拡大により、映像作品や書籍などから、物語を享受する機会が増えています。物語作品を構成する上で欠かせない要素の一つが、登場人物です。登場人物は物語の進行を進める役割を持ち、多種多様なキャラクター性や登場人物同士の関係性が作中で繰り広げられます。登場人物の名前や心情、過去、関係性などの観点から、物語の理解を深め、享受する物語作品の一つ一つに思い入れを残して欲しいという思いから、本システムを制作する運びとなりました。</text:p>
      <text:p text:style-name="Standard"/>
      <text:p text:style-name="Standard">次に、本システムの機能について述べます。</text:p>
      <text:p text:style-name="Standard">まず、本システムは、登場人物や関係性の設定が可能です。</text:p>
      <text:p text:style-name="Standard">登場人物は名前、画像、詳細情報、後述の時系列やグループといった項目の登録が可能です。また、関係性は、関係<text:soft-page-break/>性の名前、関係性の相手、詳細情報、後述の時系列の項目の登録が可能です。検索機能も実装しており、登場人物や関係性の名前、グループ名の指定、絞り込みが可能です。</text:p>
      <text:p text:style-name="P3">本システムには時系列とグループという項目が存在します。時系列とグループについて、『機動戦士ガンダムシリーズ』を例にして詳しく説明していきたいと思います。時系列では物語の流れを名義化し、物語の流れによって変化した登場人物や関係性の名前を登録することできます。時系列の名称は、過去、現在、未来といったざっくりした名称や、『機動戦士ガンダム』『機動戦士ガンダムZ』のような、作品ごとの名称などに変更することができます。</text:p>
      <text:p text:style-name="Standard">また、グループは、登場人物同士の勢力や、軍、敵味方などといった、区別を可能にするために実装した項目です。登場人物の中で『ジオン軍』である登場人物のみの関係性を抽出したい場合、検索機能で指定することで、限られたグループの抽出が可能になります。</text:p>
      <text:p text:style-name="Standard">名称は時系列の名称と同様、敵味方といったざっくりとした名称や、『ジオン軍』、『地球連邦軍』などといった勢力ごとの名称に変更することができます。時系列の名称もグループの名称も、ユーザ自らが名称を変更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ます。</text:p>
      <text:p text:style-name="Standard">本システムに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P2">また、デスクトップアプリのバックエンドに関してもPythonを使用しており、D3をJSONで管理するため 、主にローカル内で作成したJsonファイルの管理を行っています。</text:p>
      <text:p text:style-name="Standard">次にWEBアプリにおける画面についてですが、デスクトップアプリで使用したVue.jsをそのままフロントエンドに使用します。</text:p>
      <text:p text:style-name="P4">WEBアプリのバックエンドに関しては<text:span text:style-name="T1">(</text:span>今のところ<text:span text:style-name="T1">)</text:span>PHPを想定しており、主にデータベース更新や業務ロジックの処理に使用しております。また、データベースにはMySQLを使用しております。</text:p>
      <text:p text:style-name="P1"/>
      <text:p text:style-name="Standard">次に、本システムの類似作品を提示し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P6">また、GitMind(ギットマインド)といったシステムもあり、主な用途は業務使用を目的とした図の作成ですが、相関図を作成することも可能です。</text:p>
      <text:p text:style-name="Standard"/>
      <text:p text:style-name="Standard">最後に、今後の大まかな計画について述べます。</text:p>
      <text:p text:style-name="Standard">現在作成・調整中である画面設計を8月中旬に終了させます。フロントエンド及びバックエンドの製造につきましては、特に集中的に制作に励み、11月末に終える計画を立てています。その後、試験やデプロイ、同時進行で、システムの変更<text:soft-page-break/>点などを思案し、その都度訂正を行います。全ての工程を12月末に終了させ、その後は卒業研究発表資料の制作に勤しむ予定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P7">これから質疑応答を行います。質問のある方はお願いします。</text:p>
      <text:p text:style-name="P7"/>
      <text:p text:style-name="P7"/>
      <text:p text:style-name="P7">なぜVueか</text:p>
      <text:p text:style-name="P7">　フロントエンドフレームワークの中で</text:p>
      <text:p text:style-name="P7">　Vue,Angular,Reactがデファクトスタンダードで</text:p>
      <text:p text:style-name="P7">　その中でも学習コストの低いVueを選んだ</text:p>
      <text:p text:style-name="P8"/>
      <text:p text:style-name="Standard"/>
      <text:p text:style-name="Standard"/>
      <text:p text:style-name="Standard"/>
      <text:p text:style-name="Standard">参考文献１：<text:a xlink:type="simple" xlink:href="https://www3.nhk.or.jp/news/html/20210126/k10012832941000.html" text:style-name="Internet_20_link" text:visited-style-name="Visited_20_Internet_20_Link">https://www3.nhk.or.jp/news/html/20210126/k10012832941000.html</text:a></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小論本文_ff08_日本語_2f_英語_ff09_" style:display-name="小論本文（日本語/英語）" style:family="paragraph" style:parent-style-name="Standard" style:default-outline-level="">
      <style:paragraph-properties fo:margin-left="0cm" fo:margin-right="0cm" fo:text-indent="0.37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47</meta:editing-cycles>
    <meta:creation-date>2021-06-08T01:28:00</meta:creation-date>
    <dc:date>2021-07-27T14:29:17.962000000</dc:date>
    <dc:language>ja-JP</dc:language>
    <meta:editing-duration>PT6H2M54S</meta:editing-duration>
    <meta:generator>LibreOffice/7.1.4.2$Windows_X86_64 LibreOffice_project/a529a4fab45b75fefc5b6226684193eb000654f6</meta:generator>
    <meta:document-statistic meta:table-count="0" meta:image-count="0" meta:object-count="0" meta:page-count="4" meta:paragraph-count="74" meta:word-count="3361" meta:character-count="3709" meta:non-whitespace-character-count="36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